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dc="http://purl.org/dc/elements/1.1/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dc="http://purl.org/dc/elements/1.1/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dc="http://purl.org/dc/elements/1.1/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dc="http://purl.org/dc/elements/1.1/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